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 style:data-style-name="N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CMS delta cluster, Data" table:style-name="ta1" table:print="false">
        <table:table-column table:style-name="co1" table:number-columns-repeated="26" table:default-cell-style-name="Default"/>
        <table:table-column table:style-name="co1" table:number-columns-repeated="5" table:default-cell-style-name="ce3"/>
        <table:table-row table:style-name="ro1">
          <table:table-cell office:value-type="string">
            <text:p>Stillinger-Weber</text:p>
          </table:table-cell>
          <table:table-cell/>
          <table:table-cell office:value-type="string">
            <text:p>12288 atoms</text:p>
          </table:table-cell>
          <table:table-cell/>
          <table:table-cell office:value-type="string">
            <text:p>4 MPI x 1 OpenMP</text:p>
          </table:table-cell>
          <table:table-cell table:number-columns-repeated="4"/>
          <table:table-cell office:value-type="string">
            <text:p>8 MPI x 1 OpenMP</text:p>
          </table:table-cell>
          <table:table-cell table:number-columns-repeated="4"/>
          <table:table-cell office:value-type="string">
            <text:p>4 MPI x 2 OpenMP</text:p>
          </table:table-cell>
          <table:table-cell table:number-columns-repeated="4"/>
          <table:table-cell office:value-type="string">
            <text:p>2 MPI x 4 OpenMP</text:p>
          </table:table-cell>
          <table:table-cell table:number-columns-repeated="4"/>
          <table:table-cell office:value-type="string">
            <text:p>1 MPI x 8 OpenMP</text:p>
          </table:table-cell>
          <table:table-cell/>
          <table:table-cell table:style-name="Default" office:value-type="string">
            <text:p>1CPU reference:</text:p>
          </table:table-cell>
          <table:table-cell table:style-name="Default" office:value-type="float" office:value="119.21">
            <text:p>119.21</text:p>
          </table:table-cell>
          <table:table-cell table:style-name="Default" office:value-type="string">
            <text:p>Factor:</text:p>
          </table:table-cell>
          <table:table-cell table:style-name="Default" table:formula="of:=[.AB1]/8" office:value-type="float" office:value="14.90125">
            <text:p>14.9</text:p>
          </table:table-cell>
          <table:table-cell table:style-name="Default"/>
        </table:table-row>
        <table:table-row table:style-name="ro2">
          <table:table-cell office:value-type="string">
            <text:p>Nodes:</text:p>
          </table:table-cell>
          <table:table-cell office:value-type="string">
            <text:p>MPI/node:</text:p>
          </table:table-cell>
          <table:table-cell office:value-type="string">
            <text:p>OpenMP/node:</text:p>
          </table:table-cell>
          <table:table-cell office:value-type="string">
            <text:p>total #PE:</text:p>
          </table:table-cell>
          <table:table-cell office:value-type="string">
            <text:p>Total Time:</text:p>
          </table:table-cell>
          <table:table-cell office:value-type="string">
            <text:p>Nodes:</text:p>
          </table:table-cell>
          <table:table-cell office:value-type="string">
            <text:p>MPI/node:</text:p>
          </table:table-cell>
          <table:table-cell office:value-type="string">
            <text:p>OpenMP/node:</text:p>
          </table:table-cell>
          <table:table-cell office:value-type="string">
            <text:p>total #PE:</text:p>
          </table:table-cell>
          <table:table-cell office:value-type="string">
            <text:p>Total Time:</text:p>
          </table:table-cell>
          <table:table-cell office:value-type="string">
            <text:p>Nodes:</text:p>
          </table:table-cell>
          <table:table-cell office:value-type="string">
            <text:p>MPI/node:</text:p>
          </table:table-cell>
          <table:table-cell office:value-type="string">
            <text:p>OpenMP/node:</text:p>
          </table:table-cell>
          <table:table-cell office:value-type="string">
            <text:p>total #PE:</text:p>
          </table:table-cell>
          <table:table-cell office:value-type="string">
            <text:p>Total Time:</text:p>
          </table:table-cell>
          <table:table-cell office:value-type="string">
            <text:p>Nodes:</text:p>
          </table:table-cell>
          <table:table-cell office:value-type="string">
            <text:p>MPI/node:</text:p>
          </table:table-cell>
          <table:table-cell office:value-type="string">
            <text:p>OpenMP/node:</text:p>
          </table:table-cell>
          <table:table-cell office:value-type="string">
            <text:p>total #PE:</text:p>
          </table:table-cell>
          <table:table-cell office:value-type="string">
            <text:p>Total Time:</text:p>
          </table:table-cell>
          <table:table-cell office:value-type="string">
            <text:p>Nodes:</text:p>
          </table:table-cell>
          <table:table-cell office:value-type="string">
            <text:p>MPI/node:</text:p>
          </table:table-cell>
          <table:table-cell office:value-type="string">
            <text:p>OpenMP/node:</text:p>
          </table:table-cell>
          <table:table-cell office:value-type="string">
            <text:p>total #PE:</text:p>
          </table:table-cell>
          <table:table-cell office:value-type="string">
            <text:p>Total Time:</text:p>
          </table:table-cell>
          <table:table-cell office:value-type="string">
            <text:p># Nodes:</text:p>
          </table:table-cell>
          <table:table-cell table:style-name="Default" office:value-type="string">
            <text:p>4 MPI x 1 OpenMP</text:p>
          </table:table-cell>
          <table:table-cell table:style-name="Default" office:value-type="string">
            <text:p>8 MPI x 1 OpenMP</text:p>
          </table:table-cell>
          <table:table-cell table:style-name="Default" office:value-type="string">
            <text:p>4 MPI x 2 OpenMP</text:p>
          </table:table-cell>
          <table:table-cell table:style-name="Default" office:value-type="string">
            <text:p>2 MPI x 4 OpenMP</text:p>
          </table:table-cell>
          <table:table-cell table:style-name="Default" office:value-type="string">
            <text:p>1 MPI x 8 OpenM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3]*[.B3]*[.C3]" office:value-type="float" office:value="4">
            <text:p>4</text:p>
          </table:table-cell>
          <table:table-cell office:value-type="float" office:value="30.051">
            <text:p>30.0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3]*[.G3]*[.H3]" office:value-type="float" office:value="8">
            <text:p>8</text:p>
          </table:table-cell>
          <table:table-cell office:value-type="float" office:value="16.2716">
            <text:p>16.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3]*[.L3]*[.M3]" office:value-type="float" office:value="8">
            <text:p>8</text:p>
          </table:table-cell>
          <table:table-cell office:value-type="float" office:value="16.5721">
            <text:p>16.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3]*[.Q3]*[.R3]" office:value-type="float" office:value="8">
            <text:p>8</text:p>
          </table:table-cell>
          <table:table-cell office:value-type="float" office:value="17.956">
            <text:p>17.9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3]*[.V3]*[.W3]" office:value-type="float" office:value="8">
            <text:p>8</text:p>
          </table:table-cell>
          <table:table-cell office:value-type="float" office:value="20.0309">
            <text:p>20.03</text:p>
          </table:table-cell>
          <table:table-cell office:value-type="float" office:value="1">
            <text:p>1</text:p>
          </table:table-cell>
          <table:table-cell table:formula="of:=[.AD1]/([.E3]*[.A3])" office:value-type="percentage" office:value="0.495865362217563">
            <text:p>50%</text:p>
          </table:table-cell>
          <table:table-cell table:formula="of:=[.AD1]/([.J3]*[.F3])" office:value-type="percentage" office:value="0.915782713439367">
            <text:p>92%</text:p>
          </table:table-cell>
          <table:table-cell table:formula="of:=[.AD1]/([.O3]*[.K3])" office:value-type="percentage" office:value="0.899176929900254">
            <text:p>90%</text:p>
          </table:table-cell>
          <table:table-cell table:formula="of:=[.AD1]/([.T3]*[.P3])" office:value-type="percentage" office:value="0.829875807529517">
            <text:p>83%</text:p>
          </table:table-cell>
          <table:table-cell table:formula="of:=[.AD1]/([.Y3]*[.U3])" office:value-type="percentage" office:value="0.743913154176797">
            <text:p>74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4]*[.B4]*[.C4]" office:value-type="float" office:value="8">
            <text:p>8</text:p>
          </table:table-cell>
          <table:table-cell office:value-type="float" office:value="15.3794">
            <text:p>15.3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4]*[.G4]*[.H4]" office:value-type="float" office:value="16">
            <text:p>16</text:p>
          </table:table-cell>
          <table:table-cell office:value-type="float" office:value="9.75995">
            <text:p>9.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4]*[.L4]*[.M4]" office:value-type="float" office:value="16">
            <text:p>16</text:p>
          </table:table-cell>
          <table:table-cell office:value-type="float" office:value="8.5538">
            <text:p>8.5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4]*[.Q4]*[.R4]" office:value-type="float" office:value="16">
            <text:p>16</text:p>
          </table:table-cell>
          <table:table-cell office:value-type="float" office:value="9.42964">
            <text:p>9.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4]*[.V4]*[.W4]" office:value-type="float" office:value="16">
            <text:p>16</text:p>
          </table:table-cell>
          <table:table-cell office:value-type="float" office:value="10.6669">
            <text:p>10.67</text:p>
          </table:table-cell>
          <table:table-cell office:value-type="float" office:value="2">
            <text:p>2</text:p>
          </table:table-cell>
          <table:table-cell table:formula="of:=[.AD1]/([.E4]*[.A4])" office:value-type="percentage" office:value="0.484454855195911">
            <text:p>48%</text:p>
          </table:table-cell>
          <table:table-cell table:formula="of:=[.AD1]/([.J4]*[.F4])" office:value-type="percentage" office:value="0.763387619813626">
            <text:p>76%</text:p>
          </table:table-cell>
          <table:table-cell table:formula="of:=[.AD1]/([.O4]*[.K4])" office:value-type="percentage" office:value="0.871031003764409">
            <text:p>87%</text:p>
          </table:table-cell>
          <table:table-cell table:formula="of:=[.AD1]/([.T4]*[.P4])" office:value-type="percentage" office:value="0.790128255161385">
            <text:p>79%</text:p>
          </table:table-cell>
          <table:table-cell table:formula="of:=[.AD1]/([.Y4]*[.U4])" office:value-type="percentage" office:value="0.698480814482183">
            <text:p>70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]*[.B5]*[.C5]" office:value-type="float" office:value="12">
            <text:p>12</text:p>
          </table:table-cell>
          <table:table-cell office:value-type="float" office:value="10.531">
            <text:p>10.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5]*[.G5]*[.H5]" office:value-type="float" office:value="24">
            <text:p>24</text:p>
          </table:table-cell>
          <table:table-cell office:value-type="float" office:value="7.24">
            <text:p>7.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5]*[.L5]*[.M5]" office:value-type="float" office:value="24">
            <text:p>24</text:p>
          </table:table-cell>
          <table:table-cell office:value-type="float" office:value="5.93092">
            <text:p>5.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5]*[.Q5]*[.R5]" office:value-type="float" office:value="24">
            <text:p>24</text:p>
          </table:table-cell>
          <table:table-cell office:value-type="float" office:value="6.60967">
            <text:p>6.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5]*[.V5]*[.W5]" office:value-type="float" office:value="24">
            <text:p>24</text:p>
          </table:table-cell>
          <table:table-cell office:value-type="float" office:value="7.34489">
            <text:p>7.34</text:p>
          </table:table-cell>
          <table:table-cell office:value-type="float" office:value="3">
            <text:p>3</text:p>
          </table:table-cell>
          <table:table-cell table:formula="of:=[.AD1]/([.E5]*[.A5])" office:value-type="percentage" office:value="0.471663026619821">
            <text:p>47%</text:p>
          </table:table-cell>
          <table:table-cell table:formula="of:=[.AD1]/([.J5]*[.F5])" office:value-type="percentage" office:value="0.686061233885819">
            <text:p>69%</text:p>
          </table:table-cell>
          <table:table-cell table:formula="of:=[.AD1]/([.O5]*[.K5])" office:value-type="percentage" office:value="0.83748951820853">
            <text:p>84%</text:p>
          </table:table-cell>
          <table:table-cell table:formula="of:=[.AD1]/([.T5]*[.P5])" office:value-type="percentage" office:value="0.751487341022068">
            <text:p>75%</text:p>
          </table:table-cell>
          <table:table-cell table:formula="of:=[.AD1]/([.Y5]*[.U5])" office:value-type="percentage" office:value="0.676263815160381">
            <text:p>68%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*[.B6]*[.C6]" office:value-type="float" office:value="16">
            <text:p>16</text:p>
          </table:table-cell>
          <table:table-cell office:value-type="float" office:value="7.49263">
            <text:p>7.4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6]*[.G6]*[.H6]" office:value-type="float" office:value="32">
            <text:p>32</text:p>
          </table:table-cell>
          <table:table-cell office:value-type="float" office:value="6.25783">
            <text:p>6.2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6]*[.L6]*[.M6]" office:value-type="float" office:value="32">
            <text:p>32</text:p>
          </table:table-cell>
          <table:table-cell office:value-type="float" office:value="4.79165">
            <text:p>4.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6]*[.Q6]*[.R6]" office:value-type="float" office:value="32">
            <text:p>32</text:p>
          </table:table-cell>
          <table:table-cell office:value-type="float" office:value="4.98071">
            <text:p>4.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6]*[.V6]*[.W6]" office:value-type="float" office:value="32">
            <text:p>32</text:p>
          </table:table-cell>
          <table:table-cell office:value-type="float" office:value="5.61401">
            <text:p>5.61</text:p>
          </table:table-cell>
          <table:table-cell office:value-type="float" office:value="4">
            <text:p>4</text:p>
          </table:table-cell>
          <table:table-cell table:formula="of:=[.AD1]/([.E6]*[.A6])" office:value-type="percentage" office:value="0.497196912165688">
            <text:p>50%</text:p>
          </table:table-cell>
          <table:table-cell table:formula="of:=[.AD1]/([.J6]*[.F6])" office:value-type="percentage" office:value="0.595304202894614">
            <text:p>60%</text:p>
          </table:table-cell>
          <table:table-cell table:formula="of:=[.AD1]/([.O6]*[.K6])" office:value-type="percentage" office:value="0.777459225945134">
            <text:p>78%</text:p>
          </table:table-cell>
          <table:table-cell table:formula="of:=[.AD1]/([.T6]*[.P6])" office:value-type="percentage" office:value="0.747948083706941">
            <text:p>75%</text:p>
          </table:table-cell>
          <table:table-cell table:formula="of:=[.AD1]/([.Y6]*[.U6])" office:value-type="percentage" office:value="0.663574254409949">
            <text:p>66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7]*[.B7]*[.C7]" office:value-type="float" office:value="24">
            <text:p>24</text:p>
          </table:table-cell>
          <table:table-cell office:value-type="float" office:value="5.94752">
            <text:p>5.9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7]*[.G7]*[.H7]" office:value-type="float" office:value="48">
            <text:p>48</text:p>
          </table:table-cell>
          <table:table-cell office:value-type="float" office:value="5.27143">
            <text:p>5.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7]*[.L7]*[.M7]" office:value-type="float" office:value="48">
            <text:p>48</text:p>
          </table:table-cell>
          <table:table-cell office:value-type="float" office:value="3.67892">
            <text:p>3.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7]*[.Q7]*[.R7]" office:value-type="float" office:value="48">
            <text:p>48</text:p>
          </table:table-cell>
          <table:table-cell office:value-type="float" office:value="3.50382">
            <text:p>3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7]*[.V7]*[.W7]" office:value-type="float" office:value="48">
            <text:p>48</text:p>
          </table:table-cell>
          <table:table-cell office:value-type="float" office:value="4.042">
            <text:p>4.04</text:p>
          </table:table-cell>
          <table:table-cell office:value-type="float" office:value="6">
            <text:p>6</text:p>
          </table:table-cell>
          <table:table-cell table:formula="of:=[.AD1]/([.E7]*[.A7])" office:value-type="percentage" office:value="0.417576009272212">
            <text:p>42%</text:p>
          </table:table-cell>
          <table:table-cell table:formula="of:=[.AD1]/([.J7]*[.F7])" office:value-type="percentage" office:value="0.471132437814154">
            <text:p>47%</text:p>
          </table:table-cell>
          <table:table-cell table:formula="of:=[.AD1]/([.O7]*[.K7])" office:value-type="percentage" office:value="0.675073572316513">
            <text:p>68%</text:p>
          </table:table-cell>
          <table:table-cell table:formula="of:=[.AD1]/([.T7]*[.P7])" office:value-type="percentage" office:value="0.708809718155232">
            <text:p>71%</text:p>
          </table:table-cell>
          <table:table-cell table:formula="of:=[.AD1]/([.Y7]*[.U7])" office:value-type="percentage" office:value="0.614433861124856">
            <text:p>61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]*[.B8]*[.C8]" office:value-type="float" office:value="32">
            <text:p>32</text:p>
          </table:table-cell>
          <table:table-cell office:value-type="float" office:value="4.71773">
            <text:p>4.72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8]*[.G8]*[.H8]" office:value-type="float" office:value="64">
            <text:p>64</text:p>
          </table:table-cell>
          <table:table-cell office:value-type="float" office:value="4.98468">
            <text:p>4.9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8]*[.L8]*[.M8]" office:value-type="float" office:value="64">
            <text:p>64</text:p>
          </table:table-cell>
          <table:table-cell office:value-type="float" office:value="2.93133">
            <text:p>2.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8]*[.Q8]*[.R8]" office:value-type="float" office:value="64">
            <text:p>64</text:p>
          </table:table-cell>
          <table:table-cell office:value-type="float" office:value="2.72805">
            <text:p>2.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8]*[.V8]*[.W8]" office:value-type="float" office:value="64">
            <text:p>64</text:p>
          </table:table-cell>
          <table:table-cell office:value-type="float" office:value="3.15819">
            <text:p>3.16</text:p>
          </table:table-cell>
          <table:table-cell office:value-type="float" office:value="8">
            <text:p>8</text:p>
          </table:table-cell>
          <table:table-cell table:formula="of:=[.AD1]/([.E8]*[.A8])" office:value-type="percentage" office:value="0.394820443306421">
            <text:p>39%</text:p>
          </table:table-cell>
          <table:table-cell table:formula="of:=[.AD1]/([.J8]*[.F8])" office:value-type="percentage" office:value="0.373676193857981">
            <text:p>37%</text:p>
          </table:table-cell>
          <table:table-cell table:formula="of:=[.AD1]/([.O8]*[.K8])" office:value-type="percentage" office:value="0.635430418956583">
            <text:p>64%</text:p>
          </table:table-cell>
          <table:table-cell table:formula="of:=[.AD1]/([.T8]*[.P8])" office:value-type="percentage" office:value="0.682779366213962">
            <text:p>68%</text:p>
          </table:table-cell>
          <table:table-cell table:formula="of:=[.AD1]/([.Y8]*[.U8])" office:value-type="percentage" office:value="0.589786000842255">
            <text:p>59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9]*[.B9]*[.C9]" office:value-type="float" office:value="48">
            <text:p>48</text:p>
          </table:table-cell>
          <table:table-cell office:value-type="float" office:value="3.62337">
            <text:p>3.6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9]*[.G9]*[.H9]" office:value-type="float" office:value="96">
            <text:p>96</text:p>
          </table:table-cell>
          <table:table-cell table:style-name="ce1" office:value-type="float" office:value="4.55723">
            <text:p>4.5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9]*[.L9]*[.M9]" office:value-type="float" office:value="96">
            <text:p>96</text:p>
          </table:table-cell>
          <table:table-cell office:value-type="float" office:value="2.52391">
            <text:p>2.5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9]*[.Q9]*[.R9]" office:value-type="float" office:value="96">
            <text:p>96</text:p>
          </table:table-cell>
          <table:table-cell office:value-type="float" office:value="1.92833">
            <text:p>1.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9]*[.V9]*[.W9]" office:value-type="float" office:value="96">
            <text:p>96</text:p>
          </table:table-cell>
          <table:table-cell office:value-type="float" office:value="2.36148">
            <text:p>2.36</text:p>
          </table:table-cell>
          <table:table-cell office:value-type="float" office:value="12">
            <text:p>12</text:p>
          </table:table-cell>
          <table:table-cell table:formula="of:=[.AD1]/([.E9]*[.A9])" office:value-type="percentage" office:value="0.342711573295946">
            <text:p>34%</text:p>
          </table:table-cell>
          <table:table-cell table:formula="of:=[.AD1]/([.J9]*[.F9])" office:value-type="percentage" office:value="0.272483687093549">
            <text:p>27%</text:p>
          </table:table-cell>
          <table:table-cell table:formula="of:=[.AD1]/([.O9]*[.K9])" office:value-type="percentage" office:value="0.492002818378363">
            <text:p>49%</text:p>
          </table:table-cell>
          <table:table-cell table:formula="of:=[.AD1]/([.T9]*[.P9])" office:value-type="percentage" office:value="0.643961787315103">
            <text:p>64%</text:p>
          </table:table-cell>
          <table:table-cell table:formula="of:=[.AD1]/([.Y9]*[.U9])" office:value-type="percentage" office:value="0.525844315146998">
            <text:p>53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0]*[.B10]*[.C10]" office:value-type="float" office:value="64">
            <text:p>64</text:p>
          </table:table-cell>
          <table:table-cell table:style-name="ce1" office:value-type="float" office:value="3.13375">
            <text:p>3.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10]*[.G10]*[.H10]" office:value-type="float" office:value="128">
            <text:p>128</text:p>
          </table:table-cell>
          <table:table-cell office:value-type="float" office:value="4.67601">
            <text:p>4.6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10]*[.L10]*[.M10]" office:value-type="float" office:value="128">
            <text:p>128</text:p>
          </table:table-cell>
          <table:table-cell table:style-name="ce1" office:value-type="float" office:value="2.36356">
            <text:p>2.3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10]*[.Q10]*[.R10]" office:value-type="float" office:value="128">
            <text:p>128</text:p>
          </table:table-cell>
          <table:table-cell table:style-name="ce1" office:value-type="float" office:value="1.58224">
            <text:p>1.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10]*[.V10]*[.W10]" office:value-type="float" office:value="128">
            <text:p>128</text:p>
          </table:table-cell>
          <table:table-cell table:style-name="ce1" office:value-type="float" office:value="1.81216">
            <text:p>1.81</text:p>
          </table:table-cell>
          <table:table-cell office:value-type="float" office:value="16">
            <text:p>16</text:p>
          </table:table-cell>
          <table:table-cell table:formula="of:=[.AD1]/([.E10]*[.A10])" office:value-type="percentage" office:value="0.297192859992022">
            <text:p>30%</text:p>
          </table:table-cell>
          <table:table-cell table:formula="of:=[.AD1]/([.J10]*[.F10])" office:value-type="percentage" office:value="0.1991715426186">
            <text:p>20%</text:p>
          </table:table-cell>
          <table:table-cell table:formula="of:=[.AD1]/([.O10]*[.K10])" office:value-type="percentage" office:value="0.394036167899271">
            <text:p>39%</text:p>
          </table:table-cell>
          <table:table-cell table:formula="of:=[.AD1]/([.T10]*[.P10])" office:value-type="percentage" office:value="0.588613690084943">
            <text:p>59%</text:p>
          </table:table-cell>
          <table:table-cell table:formula="of:=[.AD1]/([.Y10]*[.U10])" office:value-type="percentage" office:value="0.513932613566131">
            <text:p>51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1]*[.B11]*[.C11]" office:value-type="float" office:value="80">
            <text:p>80</text:p>
          </table:table-cell>
          <table:table-cell table:style-name="ce2" office:value-type="float" office:value="2.8232">
            <text:p>2.8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F11]*[.G11]*[.H11]" office:value-type="float" office:value="160">
            <text:p>160</text:p>
          </table:table-cell>
          <table:table-cell table:style-name="ce2" office:value-type="float" office:value="4.50718">
            <text:p>4.5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11]*[.L11]*[.M11]" office:value-type="float" office:value="160">
            <text:p>160</text:p>
          </table:table-cell>
          <table:table-cell table:style-name="ce2" office:value-type="float" office:value="2.20231">
            <text:p>2.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P11]*[.Q11]*[.R11]" office:value-type="float" office:value="160">
            <text:p>160</text:p>
          </table:table-cell>
          <table:table-cell table:style-name="ce2" office:value-type="float" office:value="1.35429">
            <text:p>1.3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U11]*[.V11]*[.W11]" office:value-type="float" office:value="160">
            <text:p>160</text:p>
          </table:table-cell>
          <table:table-cell table:style-name="ce2" office:value-type="float" office:value="1.55137">
            <text:p>1.55</text:p>
          </table:table-cell>
          <table:table-cell office:value-type="float" office:value="20">
            <text:p>20</text:p>
          </table:table-cell>
          <table:table-cell table:formula="of:=[.AD1]/([.E11]*[.A11])" office:value-type="percentage" office:value="0.263907091243978">
            <text:p>26%</text:p>
          </table:table-cell>
          <table:table-cell table:formula="of:=[.AD1]/([.J11]*[.F11])" office:value-type="percentage" office:value="0.165305690032348">
            <text:p>17%</text:p>
          </table:table-cell>
          <table:table-cell table:formula="of:=[.AD1]/([.O11]*[.K11])" office:value-type="percentage" office:value="0.338309547702185">
            <text:p>34%</text:p>
          </table:table-cell>
          <table:table-cell table:formula="of:=[.AD1]/([.T11]*[.P11])" office:value-type="percentage" office:value="0.55014989404042">
            <text:p>55%</text:p>
          </table:table-cell>
          <table:table-cell table:formula="of:=[.AD1]/([.Y11]*[.U11])" office:value-type="percentage" office:value="0.480260995120442">
            <text:p>48%</text:p>
          </table:table-cell>
        </table:table-row>
      </table:table>
      <table:table table:name="ICMS delta cluster, Charts" table:style-name="ta1" table:print="false">
        <table:shapes>
          <draw:frame draw:z-index="0" draw:style-name="gr1" svg:width="6.1882in" svg:height="4.4787in" svg:x="0in" svg:y="0in">
            <draw:object draw:notify-on-update-of-ranges="'ICMS delta cluster, Data'.A3:'ICMS delta cluster, Data'.A11 'ICMS delta cluster, Data'.Y1:'ICMS delta cluster, Data'.Y1 'ICMS delta cluster, Data'.Y3:'ICMS delta cluster, Data'.Y11 'ICMS delta cluster, Data'.T1:'ICMS delta cluster, Data'.T1 'ICMS delta cluster, Data'.T3:'ICMS delta cluster, Data'.T11 'ICMS delta cluster, Data'.O1:'ICMS delta cluster, Data'.O1 'ICMS delta cluster, Data'.O3:'ICMS delta cluster, Data'.O11 'ICMS delta cluster, Data'.J1:'ICMS delta cluster, Data'.J1 'ICMS delta cluster, Data'.J3:'ICMS delta cluster, Data'.J11 'ICMS delta cluster, Data'.E1:'ICMS delta cluster, Data'.E1 'ICMS delta cluster, Data'.E3:'ICMS delta cluster, Data'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1535in" svg:height="4.2421in" svg:x="0in" svg:y="4.4898in">
            <draw:object draw:notify-on-update-of-ranges="'ICMS delta cluster, Data'.AA2:'ICMS delta cluster, Data'.AA2 'ICMS delta cluster, Data'.AA3:'ICMS delta cluster, Data'.AA11 'ICMS delta cluster, Data'.Z3:'ICMS delta cluster, Data'.Z11 'ICMS delta cluster, Data'.AB2:'ICMS delta cluster, Data'.AB2 'ICMS delta cluster, Data'.AB3:'ICMS delta cluster, Data'.AB11 'ICMS delta cluster, Data'.Z3:'ICMS delta cluster, Data'.Z11 'ICMS delta cluster, Data'.AC2:'ICMS delta cluster, Data'.AC2 'ICMS delta cluster, Data'.AC3:'ICMS delta cluster, Data'.AC11 'ICMS delta cluster, Data'.Z3:'ICMS delta cluster, Data'.Z11 'ICMS delta cluster, Data'.AD2:'ICMS delta cluster, Data'.AD2 'ICMS delta cluster, Data'.AD3:'ICMS delta cluster, Data'.AD11 'ICMS delta cluster, Data'.Z3:'ICMS delta cluster, Data'.Z11 'ICMS delta cluster, Data'.AE2:'ICMS delta cluster, Data'.AE2 'ICMS delta cluster, Data'.AE3:'ICMS delta cluster, Data'.AE11 'ICMS delta cluster, Data'.Z3:'ICMS delta cluster, Data'.Z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20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xel Kohlmeyer</meta:initial-creator>
    <meta:creation-date>2010-05-30T18:02:38</meta:creation-date>
    <dc:date>2010-05-30T20:20:28</dc:date>
    <dc:creator>Axel Kohlmeyer</dc:creator>
    <meta:editing-duration>PT02H11M33S</meta:editing-duration>
    <meta:editing-cycles>4</meta:editing-cycles>
    <meta:generator>OpenOffice.org/3.1$Unix OpenOffice.org_project/310m19$Build-9420</meta:generator>
    <meta:document-statistic meta:table-count="3" meta:cell-count="32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3" chart:interval-major="5" chart:interval-minor-divisor="1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7e0021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4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719cm" svg:height="11.377cm" chart:class="chart:bar" chart:style-name="ch1">
        <chart:title svg:x="2.069cm" svg:y="0.228cm" chart:style-name="ch2">
          <text:p>2x Intel Xeon 2.66Ghz (Harpertown) w/ DDR Infiniband</text:p>
        </chart:title>
        <chart:subtitle svg:x="4.417cm" svg:y="0.975cm" chart:style-name="ch3">
          <text:p>Stillinger-Weber Potential, 12288 Atoms</text:p>
        </chart:subtitle>
        <chart:plot-area chart:style-name="ch4" table:cell-range-address="'ICMS delta cluster, Data'.A3:'ICMS delta cluster, Data'.A11 'ICMS delta cluster, Data'.Y1:'ICMS delta cluster, Data'.Y1 'ICMS delta cluster, Data'.Y3:'ICMS delta cluster, Data'.Y11 'ICMS delta cluster, Data'.T1:'ICMS delta cluster, Data'.T1 'ICMS delta cluster, Data'.T3:'ICMS delta cluster, Data'.T11 'ICMS delta cluster, Data'.O1:'ICMS delta cluster, Data'.O1 'ICMS delta cluster, Data'.O3:'ICMS delta cluster, Data'.O11 'ICMS delta cluster, Data'.J1:'ICMS delta cluster, Data'.J1 'ICMS delta cluster, Data'.J3:'ICMS delta cluster, Data'.J11 'ICMS delta cluster, Data'.E1:'ICMS delta cluster, Data'.E1 'ICMS delta cluster, Data'.E3:'ICMS delta cluster, Data'.E11" chart:data-source-has-labels="both" svg:x="0.502cm" svg:y="1.619cm" svg:width="14.667cm" svg:height="9.446cm">
          <chart:axis chart:dimension="x" chart:name="primary-x" chart:style-name="ch5">
            <chart:title svg:x="6.816cm" svg:y="10.709cm" chart:style-name="ch6">
              <text:p>Number of Nodes</text:p>
            </chart:title>
            <chart:categories table:cell-range-address="'ICMS delta cluster, Data'.A3:'ICMS delta cluster, Data'.A11"/>
          </chart:axis>
          <chart:axis chart:dimension="y" chart:name="primary-y" chart:style-name="ch7">
            <chart:title svg:x="0.389cm" svg:y="7.976cm" chart:style-name="ch8">
              <text:p>Time for 1000 MD steps /s</text:p>
            </chart:title>
            <chart:grid chart:style-name="ch9" chart:class="major"/>
          </chart:axis>
          <chart:series chart:style-name="ch10" chart:values-cell-range-address="'ICMS delta cluster, Data'.Y3:'ICMS delta cluster, Data'.Y11" chart:label-cell-address="'ICMS delta cluster, Data'.Y1:'ICMS delta cluster, Data'.Y1" chart:class="chart:bar">
            <chart:data-point chart:repeated="9"/>
          </chart:series>
          <chart:series chart:style-name="ch11" chart:values-cell-range-address="'ICMS delta cluster, Data'.T3:'ICMS delta cluster, Data'.T11" chart:label-cell-address="'ICMS delta cluster, Data'.T1:'ICMS delta cluster, Data'.T1" chart:class="chart:bar">
            <chart:data-point chart:repeated="9"/>
          </chart:series>
          <chart:series chart:style-name="ch12" chart:values-cell-range-address="'ICMS delta cluster, Data'.O3:'ICMS delta cluster, Data'.O11" chart:label-cell-address="'ICMS delta cluster, Data'.O1:'ICMS delta cluster, Data'.O1" chart:class="chart:bar">
            <chart:data-point chart:repeated="9"/>
          </chart:series>
          <chart:series chart:style-name="ch13" chart:values-cell-range-address="'ICMS delta cluster, Data'.J3:'ICMS delta cluster, Data'.J11" chart:label-cell-address="'ICMS delta cluster, Data'.J1:'ICMS delta cluster, Data'.J1" chart:class="chart:bar">
            <chart:data-point chart:repeated="9"/>
          </chart:series>
          <chart:series chart:style-name="ch14" chart:values-cell-range-address="'ICMS delta cluster, Data'.E3:'ICMS delta cluster, Data'.E11" chart:label-cell-address="'ICMS delta cluster, Data'.E1:'ICMS delta cluster, Data'.E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CMS delta cluster, Data'.Y1:'ICMS delta cluster, Data'.Y1">1 MPI x 8 OpenMP</text:p>
              </table:table-cell>
              <table:table-cell office:value-type="string">
                <text:p text:id="'ICMS delta cluster, Data'.T1:'ICMS delta cluster, Data'.T1">2 MPI x 4 OpenMP</text:p>
              </table:table-cell>
              <table:table-cell office:value-type="string">
                <text:p text:id="'ICMS delta cluster, Data'.O1:'ICMS delta cluster, Data'.O1">4 MPI x 2 OpenMP</text:p>
              </table:table-cell>
              <table:table-cell office:value-type="string">
                <text:p text:id="'ICMS delta cluster, Data'.J1:'ICMS delta cluster, Data'.J1">8 MPI x 1 OpenMP</text:p>
              </table:table-cell>
              <table:table-cell office:value-type="string">
                <text:p text:id="'ICMS delta cluster, Data'.E1:'ICMS delta cluster, Data'.E1">4 MPI x 1 OpenMP</text:p>
              </table:table-cell>
            </table:table-row>
          </table:table-header-rows>
          <table:table-rows>
            <table:table-row>
              <table:table-cell office:value-type="string">
                <text:p text:id="'ICMS delta cluster, Data'.A3:'ICMS delta cluster, Data'.A11">1</text:p>
              </table:table-cell>
              <table:table-cell office:value-type="float" office:value="20.0309">
                <text:p text:id="'ICMS delta cluster, Data'.Y3:'ICMS delta cluster, Data'.Y11">20.0309</text:p>
              </table:table-cell>
              <table:table-cell office:value-type="float" office:value="17.956">
                <text:p text:id="'ICMS delta cluster, Data'.T3:'ICMS delta cluster, Data'.T11">17.956</text:p>
              </table:table-cell>
              <table:table-cell office:value-type="float" office:value="16.5721">
                <text:p text:id="'ICMS delta cluster, Data'.O3:'ICMS delta cluster, Data'.O11">16.5721</text:p>
              </table:table-cell>
              <table:table-cell office:value-type="float" office:value="16.2716">
                <text:p text:id="'ICMS delta cluster, Data'.J3:'ICMS delta cluster, Data'.J11">16.2716</text:p>
              </table:table-cell>
              <table:table-cell office:value-type="float" office:value="30.051">
                <text:p text:id="'ICMS delta cluster, Data'.E3:'ICMS delta cluster, Data'.E11">30.0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69">
                <text:p>10.6669</text:p>
              </table:table-cell>
              <table:table-cell office:value-type="float" office:value="9.42964">
                <text:p>9.42964</text:p>
              </table:table-cell>
              <table:table-cell office:value-type="float" office:value="8.5538">
                <text:p>8.5538</text:p>
              </table:table-cell>
              <table:table-cell office:value-type="float" office:value="9.75995">
                <text:p>9.75995</text:p>
              </table:table-cell>
              <table:table-cell office:value-type="float" office:value="15.3794">
                <text:p>15.3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4489">
                <text:p>7.34489</text:p>
              </table:table-cell>
              <table:table-cell office:value-type="float" office:value="6.60967">
                <text:p>6.60967</text:p>
              </table:table-cell>
              <table:table-cell office:value-type="float" office:value="5.93092">
                <text:p>5.93092</text:p>
              </table:table-cell>
              <table:table-cell office:value-type="float" office:value="7.24">
                <text:p>7.24</text:p>
              </table:table-cell>
              <table:table-cell office:value-type="float" office:value="10.531">
                <text:p>10.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1401">
                <text:p>5.61401</text:p>
              </table:table-cell>
              <table:table-cell office:value-type="float" office:value="4.98071">
                <text:p>4.98071</text:p>
              </table:table-cell>
              <table:table-cell office:value-type="float" office:value="4.79165">
                <text:p>4.79165</text:p>
              </table:table-cell>
              <table:table-cell office:value-type="float" office:value="6.25783">
                <text:p>6.25783</text:p>
              </table:table-cell>
              <table:table-cell office:value-type="float" office:value="7.49263">
                <text:p>7.49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42">
                <text:p>4.042</text:p>
              </table:table-cell>
              <table:table-cell office:value-type="float" office:value="3.50382">
                <text:p>3.50382</text:p>
              </table:table-cell>
              <table:table-cell office:value-type="float" office:value="3.67892">
                <text:p>3.67892</text:p>
              </table:table-cell>
              <table:table-cell office:value-type="float" office:value="5.27143">
                <text:p>5.27143</text:p>
              </table:table-cell>
              <table:table-cell office:value-type="float" office:value="5.94752">
                <text:p>5.94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5819">
                <text:p>3.15819</text:p>
              </table:table-cell>
              <table:table-cell office:value-type="float" office:value="2.72805">
                <text:p>2.72805</text:p>
              </table:table-cell>
              <table:table-cell office:value-type="float" office:value="2.93133">
                <text:p>2.93133</text:p>
              </table:table-cell>
              <table:table-cell office:value-type="float" office:value="4.98468">
                <text:p>4.98468</text:p>
              </table:table-cell>
              <table:table-cell office:value-type="float" office:value="4.71773">
                <text:p>4.71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148">
                <text:p>2.36148</text:p>
              </table:table-cell>
              <table:table-cell office:value-type="float" office:value="1.92833">
                <text:p>1.92833</text:p>
              </table:table-cell>
              <table:table-cell office:value-type="float" office:value="2.52391">
                <text:p>2.52391</text:p>
              </table:table-cell>
              <table:table-cell office:value-type="float" office:value="4.55723">
                <text:p>4.55723</text:p>
              </table:table-cell>
              <table:table-cell office:value-type="float" office:value="3.62337">
                <text:p>3.62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216">
                <text:p>1.81216</text:p>
              </table:table-cell>
              <table:table-cell office:value-type="float" office:value="1.58224">
                <text:p>1.58224</text:p>
              </table:table-cell>
              <table:table-cell office:value-type="float" office:value="2.36356">
                <text:p>2.36356</text:p>
              </table:table-cell>
              <table:table-cell office:value-type="float" office:value="4.67601">
                <text:p>4.67601</text:p>
              </table:table-cell>
              <table:table-cell office:value-type="float" office:value="3.13375">
                <text:p>3.13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5137">
                <text:p>1.55137</text:p>
              </table:table-cell>
              <table:table-cell office:value-type="float" office:value="1.35429">
                <text:p>1.35429</text:p>
              </table:table-cell>
              <table:table-cell office:value-type="float" office:value="2.20231">
                <text:p>2.20231</text:p>
              </table:table-cell>
              <table:table-cell office:value-type="float" office:value="4.50718">
                <text:p>4.50718</text:p>
              </table:table-cell>
              <table:table-cell office:value-type="float" office:value="2.8232">
                <text:p>2.8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2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631cm" svg:height="10.776cm" chart:class="chart:scatter" chart:style-name="ch1">
        <chart:legend chart:legend-position="bottom" svg:x="0.584cm" svg:y="10.014cm" chart:style-name="ch2"/>
        <chart:plot-area chart:style-name="ch3" table:cell-range-address="'ICMS delta cluster, Data'.Z2:'ICMS delta cluster, Data'.AE11" chart:data-source-has-labels="row" svg:x="0.423cm" svg:y="0.215cm" svg:width="14.584cm" svg:height="9.571cm">
          <chart:axis chart:dimension="x" chart:name="primary-x" chart:style-name="ch4">
            <chart:title svg:x="6.696cm" svg:y="9.417cm" chart:style-name="ch5">
              <text:p>Number of Nodes</text:p>
            </chart:title>
          </chart:axis>
          <chart:axis chart:dimension="y" chart:name="primary-y" chart:style-name="ch6">
            <chart:title svg:x="0.313cm" svg:y="6.033cm" chart:style-name="ch7">
              <text:p>Parallel Efficiency</text:p>
            </chart:title>
            <chart:grid chart:style-name="ch8" chart:class="major"/>
          </chart:axis>
          <chart:series chart:style-name="ch9" chart:values-cell-range-address="'ICMS delta cluster, Data'.AA3:'ICMS delta cluster, Data'.AA11" chart:label-cell-address="'ICMS delta cluster, Data'.AA2:'ICMS delta cluster, Data'.AA2" chart:class="chart:scatter">
            <chart:domain table:cell-range-address="'ICMS delta cluster, Data'.Z3:'ICMS delta cluster, Data'.Z11"/>
            <chart:data-point chart:repeated="9"/>
          </chart:series>
          <chart:series chart:style-name="ch10" chart:values-cell-range-address="'ICMS delta cluster, Data'.AB3:'ICMS delta cluster, Data'.AB11" chart:label-cell-address="'ICMS delta cluster, Data'.AB2:'ICMS delta cluster, Data'.AB2" chart:class="chart:scatter">
            <chart:data-point chart:repeated="9"/>
          </chart:series>
          <chart:series chart:style-name="ch11" chart:values-cell-range-address="'ICMS delta cluster, Data'.AC3:'ICMS delta cluster, Data'.AC11" chart:label-cell-address="'ICMS delta cluster, Data'.AC2:'ICMS delta cluster, Data'.AC2" chart:class="chart:scatter">
            <chart:data-point chart:repeated="9"/>
          </chart:series>
          <chart:series chart:style-name="ch12" chart:values-cell-range-address="'ICMS delta cluster, Data'.AD3:'ICMS delta cluster, Data'.AD11" chart:label-cell-address="'ICMS delta cluster, Data'.AD2:'ICMS delta cluster, Data'.AD2" chart:class="chart:scatter">
            <chart:data-point chart:repeated="9"/>
          </chart:series>
          <chart:series chart:style-name="ch13" chart:values-cell-range-address="'ICMS delta cluster, Data'.AE3:'ICMS delta cluster, Data'.AE11" chart:label-cell-address="'ICMS delta cluster, Data'.AE2:'ICMS delta cluster, Data'.AE2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 text:id="'ICMS delta cluster, Data'.AA2:'ICMS delta cluster, Data'.AA2">4 MPI x 1 OpenMP</text:p>
              </table:table-cell>
              <table:table-cell office:value-type="string">
                <text:p text:id="'ICMS delta cluster, Data'.AB2:'ICMS delta cluster, Data'.AB2">8 MPI x 1 OpenMP</text:p>
              </table:table-cell>
              <table:table-cell office:value-type="string">
                <text:p text:id="'ICMS delta cluster, Data'.AC2:'ICMS delta cluster, Data'.AC2">4 MPI x 2 OpenMP</text:p>
              </table:table-cell>
              <table:table-cell office:value-type="string">
                <text:p text:id="'ICMS delta cluster, Data'.AD2:'ICMS delta cluster, Data'.AD2">2 MPI x 4 OpenMP</text:p>
              </table:table-cell>
              <table:table-cell office:value-type="string">
                <text:p text:id="'ICMS delta cluster, Data'.AE2:'ICMS delta cluster, Data'.AE2">1 MPI x 8 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CMS delta cluster, Data'.Z3:'ICMS delta cluster, Data'.Z11">1</text:p>
              </table:table-cell>
              <table:table-cell office:value-type="float" office:value="0.495865362217563">
                <text:p text:id="'ICMS delta cluster, Data'.AA3:'ICMS delta cluster, Data'.AA11">0.495865362217563</text:p>
              </table:table-cell>
              <table:table-cell office:value-type="float" office:value="0.915782713439367">
                <text:p text:id="'ICMS delta cluster, Data'.AB3:'ICMS delta cluster, Data'.AB11">0.915782713439367</text:p>
              </table:table-cell>
              <table:table-cell office:value-type="float" office:value="0.899176929900254">
                <text:p text:id="'ICMS delta cluster, Data'.AC3:'ICMS delta cluster, Data'.AC11">0.899176929900254</text:p>
              </table:table-cell>
              <table:table-cell office:value-type="float" office:value="0.829875807529517">
                <text:p text:id="'ICMS delta cluster, Data'.AD3:'ICMS delta cluster, Data'.AD11">0.829875807529517</text:p>
              </table:table-cell>
              <table:table-cell office:value-type="float" office:value="0.743913154176797">
                <text:p text:id="'ICMS delta cluster, Data'.AE3:'ICMS delta cluster, Data'.AE11">0.743913154176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4454855195911">
                <text:p>0.484454855195911</text:p>
              </table:table-cell>
              <table:table-cell office:value-type="float" office:value="0.763387619813626">
                <text:p>0.763387619813626</text:p>
              </table:table-cell>
              <table:table-cell office:value-type="float" office:value="0.871031003764409">
                <text:p>0.871031003764409</text:p>
              </table:table-cell>
              <table:table-cell office:value-type="float" office:value="0.790128255161385">
                <text:p>0.790128255161385</text:p>
              </table:table-cell>
              <table:table-cell office:value-type="float" office:value="0.698480814482183">
                <text:p>0.698480814482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1663026619821">
                <text:p>0.471663026619821</text:p>
              </table:table-cell>
              <table:table-cell office:value-type="float" office:value="0.686061233885819">
                <text:p>0.686061233885819</text:p>
              </table:table-cell>
              <table:table-cell office:value-type="float" office:value="0.83748951820853">
                <text:p>0.83748951820853</text:p>
              </table:table-cell>
              <table:table-cell office:value-type="float" office:value="0.751487341022068">
                <text:p>0.751487341022068</text:p>
              </table:table-cell>
              <table:table-cell office:value-type="float" office:value="0.676263815160381">
                <text:p>0.676263815160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97196912165688">
                <text:p>0.497196912165688</text:p>
              </table:table-cell>
              <table:table-cell office:value-type="float" office:value="0.595304202894614">
                <text:p>0.595304202894614</text:p>
              </table:table-cell>
              <table:table-cell office:value-type="float" office:value="0.777459225945134">
                <text:p>0.777459225945134</text:p>
              </table:table-cell>
              <table:table-cell office:value-type="float" office:value="0.747948083706941">
                <text:p>0.747948083706941</text:p>
              </table:table-cell>
              <table:table-cell office:value-type="float" office:value="0.663574254409949">
                <text:p>0.663574254409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17576009272212">
                <text:p>0.417576009272212</text:p>
              </table:table-cell>
              <table:table-cell office:value-type="float" office:value="0.471132437814154">
                <text:p>0.471132437814154</text:p>
              </table:table-cell>
              <table:table-cell office:value-type="float" office:value="0.675073572316513">
                <text:p>0.675073572316513</text:p>
              </table:table-cell>
              <table:table-cell office:value-type="float" office:value="0.708809718155232">
                <text:p>0.708809718155232</text:p>
              </table:table-cell>
              <table:table-cell office:value-type="float" office:value="0.614433861124856">
                <text:p>0.614433861124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394820443306421">
                <text:p>0.394820443306421</text:p>
              </table:table-cell>
              <table:table-cell office:value-type="float" office:value="0.373676193857981">
                <text:p>0.373676193857981</text:p>
              </table:table-cell>
              <table:table-cell office:value-type="float" office:value="0.635430418956583">
                <text:p>0.635430418956583</text:p>
              </table:table-cell>
              <table:table-cell office:value-type="float" office:value="0.682779366213962">
                <text:p>0.682779366213962</text:p>
              </table:table-cell>
              <table:table-cell office:value-type="float" office:value="0.589786000842255">
                <text:p>0.589786000842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42711573295946">
                <text:p>0.342711573295946</text:p>
              </table:table-cell>
              <table:table-cell office:value-type="float" office:value="0.272483687093549">
                <text:p>0.272483687093549</text:p>
              </table:table-cell>
              <table:table-cell office:value-type="float" office:value="0.492002818378363">
                <text:p>0.492002818378363</text:p>
              </table:table-cell>
              <table:table-cell office:value-type="float" office:value="0.643961787315103">
                <text:p>0.643961787315103</text:p>
              </table:table-cell>
              <table:table-cell office:value-type="float" office:value="0.525844315146998">
                <text:p>0.525844315146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297192859992022">
                <text:p>0.297192859992022</text:p>
              </table:table-cell>
              <table:table-cell office:value-type="float" office:value="0.1991715426186">
                <text:p>0.1991715426186</text:p>
              </table:table-cell>
              <table:table-cell office:value-type="float" office:value="0.394036167899271">
                <text:p>0.394036167899271</text:p>
              </table:table-cell>
              <table:table-cell office:value-type="float" office:value="0.588613690084943">
                <text:p>0.588613690084943</text:p>
              </table:table-cell>
              <table:table-cell office:value-type="float" office:value="0.513932613566131">
                <text:p>0.513932613566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63907091243978">
                <text:p>0.263907091243978</text:p>
              </table:table-cell>
              <table:table-cell office:value-type="float" office:value="0.165305690032348">
                <text:p>0.165305690032348</text:p>
              </table:table-cell>
              <table:table-cell office:value-type="float" office:value="0.338309547702185">
                <text:p>0.338309547702185</text:p>
              </table:table-cell>
              <table:table-cell office:value-type="float" office:value="0.55014989404042">
                <text:p>0.55014989404042</text:p>
              </table:table-cell>
              <table:table-cell office:value-type="float" office:value="0.480260995120442">
                <text:p>0.480260995120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